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c8c69" officeooo:paragraph-rsid="005c8c69"/>
    </style:style>
    <style:style style:name="P7" style:family="paragraph" style:parent-style-name="Text_20_body">
      <style:text-properties officeooo:rsid="00552f1e" officeooo:paragraph-rsid="005fccf9"/>
    </style:style>
    <style:style style:name="P8" style:family="paragraph" style:parent-style-name="Text_20_body">
      <style:text-properties officeooo:rsid="005f98be" officeooo:paragraph-rsid="005fccf9"/>
    </style:style>
    <style:style style:name="P9" style:family="paragraph" style:parent-style-name="Text_20_body">
      <style:text-properties officeooo:rsid="00665a06" officeooo:paragraph-rsid="005fccf9"/>
    </style:style>
    <style:style style:name="P10" style:family="paragraph" style:parent-style-name="Text_20_body">
      <style:text-properties officeooo:rsid="00597de7" officeooo:paragraph-rsid="0061337e"/>
    </style:style>
    <style:style style:name="P11" style:family="paragraph" style:parent-style-name="Text_20_body">
      <style:text-properties officeooo:rsid="00597de7" officeooo:paragraph-rsid="00597de7"/>
    </style:style>
    <style:style style:name="P12" style:family="paragraph" style:parent-style-name="Text_20_body">
      <style:text-properties officeooo:rsid="00597de7" officeooo:paragraph-rsid="0061aa39"/>
    </style:style>
    <style:style style:name="P13" style:family="paragraph" style:parent-style-name="Text_20_body">
      <style:text-properties officeooo:rsid="0062a091" officeooo:paragraph-rsid="0061337e"/>
    </style:style>
    <style:style style:name="P14" style:family="paragraph" style:parent-style-name="Text_20_body">
      <style:text-properties officeooo:rsid="00675810" officeooo:paragraph-rsid="0061337e"/>
    </style:style>
    <style:style style:name="P15" style:family="paragraph" style:parent-style-name="DocText">
      <style:text-properties style:text-position="0% 100%" style:font-name="Garamond" officeooo:rsid="00644f63" officeooo:paragraph-rsid="0061337e"/>
    </style:style>
    <style:style style:name="P16" style:family="paragraph" style:parent-style-name="DocText">
      <style:text-properties officeooo:paragraph-rsid="0061337e"/>
    </style:style>
    <style:style style:name="P17" style:family="paragraph" style:parent-style-name="DocEquation">
      <style:text-properties officeooo:paragraph-rsid="0061337e"/>
    </style:style>
    <style:style style:name="P18" style:family="paragraph" style:parent-style-name="DocVariableDef">
      <style:text-properties officeooo:rsid="0066c268" officeooo:paragraph-rsid="0061337e"/>
    </style:style>
    <style:style style:name="P19" style:family="paragraph" style:parent-style-name="DocVariableDef">
      <style:text-properties officeooo:rsid="00675810" officeooo:paragraph-rsid="0061337e"/>
    </style:style>
    <style:style style:name="P20" style:family="paragraph" style:parent-style-name="DocVariableDef">
      <style:text-properties style:text-position="0% 100%" style:font-name="Garamond" officeooo:rsid="0066c268" officeooo:paragraph-rsid="0061337e"/>
    </style:style>
    <style:style style:name="P21" style:family="paragraph" style:parent-style-name="DocVariableDef">
      <style:text-properties officeooo:paragraph-rsid="0061337e"/>
    </style:style>
    <style:style style:name="P22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rsid="00597de7" officeooo:paragraph-rsid="0061337e"/>
    </style:style>
    <style:style style:name="P23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1337e"/>
    </style:style>
    <style:style style:name="P24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1337e"/>
    </style:style>
    <style:style style:name="P25" style:family="paragraph" style:parent-style-name="DocText">
      <style:text-properties style:text-position="0% 100%" officeooo:rsid="005fccf9"/>
    </style:style>
    <style:style style:name="P26" style:family="paragraph" style:parent-style-name="DocText">
      <style:text-properties style:text-position="0% 100%" officeooo:rsid="005fccf9" officeooo:paragraph-rsid="005fccf9"/>
    </style:style>
    <style:style style:name="P27" style:family="paragraph" style:parent-style-name="DocVariableDef">
      <style:text-properties officeooo:rsid="005fccf9"/>
    </style:style>
    <style:style style:name="P28" style:family="paragraph" style:parent-style-name="DocVariableDef">
      <style:text-properties style:text-position="0% 100%" officeooo:rsid="0061aa39"/>
    </style:style>
    <style:style style:name="P29" style:family="paragraph" style:parent-style-name="DocHeading1">
      <style:text-properties officeooo:rsid="00552f1e" officeooo:paragraph-rsid="00552f1e"/>
    </style:style>
    <style:style style:name="P30" style:family="paragraph" style:parent-style-name="DocHeading1">
      <style:text-properties officeooo:rsid="0057c3fb" officeooo:paragraph-rsid="0057c3fb"/>
    </style:style>
    <style:style style:name="P31" style:family="paragraph" style:parent-style-name="DocHeading1">
      <style:text-properties officeooo:rsid="00585851" officeooo:paragraph-rsid="00585851"/>
    </style:style>
    <style:style style:name="P32" style:family="paragraph" style:parent-style-name="DocHeading2">
      <style:text-properties officeooo:rsid="00552f1e" officeooo:paragraph-rsid="00552f1e"/>
    </style:style>
    <style:style style:name="P33" style:family="paragraph" style:parent-style-name="DocHeading2">
      <style:text-properties officeooo:rsid="00585851" officeooo:paragraph-rsid="00585851"/>
    </style:style>
    <style:style style:name="P34" style:family="paragraph" style:parent-style-name="DocHeading3">
      <style:text-properties officeooo:rsid="00597de7" officeooo:paragraph-rsid="00597de7"/>
    </style:style>
    <style:style style:name="P35" style:family="paragraph" style:parent-style-name="DocHeading3">
      <style:text-properties officeooo:rsid="00597de7" officeooo:paragraph-rsid="0061337e"/>
    </style:style>
    <style:style style:name="P36" style:family="paragraph" style:parent-style-name="Text_20_body">
      <style:text-properties officeooo:rsid="005fccf9" officeooo:paragraph-rsid="005fccf9"/>
    </style:style>
    <style:style style:name="P37" style:family="paragraph" style:parent-style-name="Text_20_body" style:list-style-name="L1">
      <style:text-properties officeooo:rsid="005fccf9" officeooo:paragraph-rsid="005fccf9"/>
    </style:style>
    <style:style style:name="P38" style:family="paragraph" style:parent-style-name="Text_20_body" style:list-style-name="L1">
      <style:text-properties officeooo:rsid="005f98be" officeooo:paragraph-rsid="005fccf9"/>
    </style:style>
    <style:style style:name="P39" style:family="paragraph" style:parent-style-name="Text_20_body" style:list-style-name="L1">
      <style:text-properties officeooo:rsid="005841f3" officeooo:paragraph-rsid="005fccf9"/>
    </style:style>
    <style:style style:name="P40" style:family="paragraph" style:parent-style-name="Text_20_body">
      <style:text-properties style:text-position="0% 100%" officeooo:rsid="0061aa39" officeooo:paragraph-rsid="0061aa39"/>
    </style:style>
    <style:style style:name="P41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fccf9"/>
    </style:style>
    <style:style style:name="T8" style:family="text">
      <style:text-properties officeooo:rsid="0061135b"/>
    </style:style>
    <style:style style:name="T9" style:family="text">
      <style:text-properties fo:font-style="italic" officeooo:rsid="0061135b" style:font-style-asian="italic" style:font-style-complex="italic"/>
    </style:style>
    <style:style style:name="T10" style:family="text">
      <style:text-properties fo:font-style="normal" officeooo:rsid="0061135b" style:font-style-asian="normal" style:font-style-complex="normal"/>
    </style:style>
    <style:style style:name="T11" style:family="text">
      <style:text-properties officeooo:rsid="005e98ff"/>
    </style:style>
    <style:style style:name="T12" style:family="text">
      <style:text-properties style:text-position="sub 58%" officeooo:rsid="005fccf9"/>
    </style:style>
    <style:style style:name="T13" style:family="text">
      <style:text-properties style:text-position="sub 58%" style:font-name="Garamond" officeooo:rsid="0065aef3"/>
    </style:style>
    <style:style style:name="T14" style:family="text">
      <style:text-properties style:text-position="sub 58%" style:font-name="Garamond" officeooo:rsid="0066c268"/>
    </style:style>
    <style:style style:name="T15" style:family="text">
      <style:text-properties style:text-position="sub 58%" style:font-name="Garamond" officeooo:rsid="00675810"/>
    </style:style>
    <style:style style:name="T16" style:family="text">
      <style:text-properties style:text-position="sub 58%" style:font-name="Garamond" officeooo:rsid="0061337e"/>
    </style:style>
    <style:style style:name="T17" style:family="text">
      <style:text-properties style:text-position="0% 100%" officeooo:rsid="005fccf9"/>
    </style:style>
    <style:style style:name="T18" style:family="text">
      <style:text-properties style:text-position="0% 100%" style:font-name="Garamond" officeooo:rsid="0065aef3"/>
    </style:style>
    <style:style style:name="T19" style:family="text">
      <style:text-properties style:text-position="0% 100%" style:font-name="Garamond" officeooo:rsid="0066c268"/>
    </style:style>
    <style:style style:name="T20" style:family="text">
      <style:text-properties style:text-position="0% 100%" style:font-name="Garamond" officeooo:rsid="00675810"/>
    </style:style>
    <style:style style:name="T21" style:family="text">
      <style:text-properties style:text-position="0% 100%" style:font-name="Garamond" officeooo:rsid="00644f63"/>
    </style:style>
    <style:style style:name="T22" style:family="text">
      <style:text-properties style:text-position="0% 100%" style:font-name="Garamond" officeooo:rsid="006fc600"/>
    </style:style>
    <style:style style:name="T23" style:family="text">
      <style:text-properties style:text-position="0% 100%" style:font-name="Garamond" officeooo:rsid="0062a091"/>
    </style:style>
    <style:style style:name="T24" style:family="text">
      <style:text-properties style:text-position="0% 100%" style:font-name="Garamond" officeooo:rsid="006eb89b"/>
    </style:style>
    <style:style style:name="T25" style:family="text">
      <style:text-properties style:text-position="0% 100%" style:font-name="Garamond" officeooo:rsid="0065c139"/>
    </style:style>
    <style:style style:name="T26" style:family="text">
      <style:text-properties style:text-position="0% 100%" style:font-name="Garamond" officeooo:rsid="00632151"/>
    </style:style>
    <style:style style:name="T27" style:family="text">
      <style:text-properties style:text-position="0% 100%" style:font-name="Garamond1" officeooo:rsid="0065aef3"/>
    </style:style>
    <style:style style:name="T28" style:family="text">
      <style:text-properties style:text-position="0% 100%" officeooo:rsid="0061aa39"/>
    </style:style>
    <style:style style:name="T29" style:family="text">
      <style:text-properties officeooo:rsid="0063d687"/>
    </style:style>
    <style:style style:name="T30" style:family="text">
      <style:text-properties officeooo:rsid="0062a091"/>
    </style:style>
    <style:style style:name="T31" style:family="text">
      <style:text-properties officeooo:rsid="0066c268"/>
    </style:style>
    <style:style style:name="T32" style:family="text">
      <style:text-properties officeooo:rsid="006536d5"/>
    </style:style>
    <style:style style:name="T33" style:family="text">
      <style:text-properties officeooo:rsid="00675810"/>
    </style:style>
    <style:style style:name="T34" style:family="text">
      <style:text-properties style:font-name="Garamond1" officeooo:rsid="0066c268"/>
    </style:style>
    <style:style style:name="T35" style:family="text">
      <style:text-properties style:font-name="Garamond1" officeooo:rsid="0061337e"/>
    </style:style>
    <style:style style:name="T36" style:family="text">
      <style:text-properties officeooo:rsid="0061337e"/>
    </style:style>
    <style:style style:name="T37" style:family="text">
      <style:text-properties officeooo:rsid="0061aa39"/>
    </style:style>
    <style:style style:name="T38" style:family="text">
      <style:text-properties style:text-position="super 58%" officeooo:rsid="0061aa3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1"><text:title>Relative Efficiency</text:title></text:p>
      <text:h text:style-name="P29" text:outline-level="1">Result</text:h>
      <text:p text:style-name="P6">This output describes the relative efficiency of the body. <text:s/>The relative efficiency is a performance metric often used to assess device performance for wave energy extraction devices. <text:s/>It provides an indicator of how much power the device extracts from the sea, compared to the physical device size. <text:s/><text:span text:style-name="T7">First, oFreq calculates the capture width, and then uses the capture width to calculate relative efficiency.</text:span></text:p>
      <text:p text:style-name="P6">The capture width compares power extracted to power input by the ocean waves. <text:s/>The user can define which forces contribute to the calculation of power extracted. <text:s/>(You can only select from the user defined forces.) <text:s/>oFreq takes the sum of average power extracted for all those forces. <text:s/>oFreq takes the power extracted by the body and divides by the power available per unit width of wave crest. <text:s/>This gives a width of wave crest that would be necessary to match the power extracted by the body. <text:s/>This term is called the capture width.</text:p>
      <text:p text:style-name="P6">It is also useful to compare the capture width to a parameter of physical size on the body. <text:s/>This compares the returned power from the body to the investment and effort it took to construct the body. <text:s/>The user defines a parameter for the relevant physical width of the body. <text:s/>It is necessary for the user to define this parameter because the creativity of wave device concepts extend<text:span text:style-name="T7">s</text:span> beyond physical parameters that oFreq can recognize. <text:s/>(Essentially, oFreq is not smart enough to interpret a device design.) <text:s/>The relative efficiency <text:s/>is the ratio of capture width to physical width defined by the user. <text:s/>This relative efficiency is frequently greater than 100%.</text:p>
      <text:h text:style-name="P32" text:outline-level="2">Units of Measurement</text:h>
      <text:p text:style-name="P36">The relative efficiency is unitless.</text:p>
      <text:h text:style-name="P29" text:outline-level="1">Assumptions / <text:span text:style-name="T4">Limitations</text:span></text:h>
      <text:p text:style-name="P7"><text:span text:style-name="T8">oFreq will only calculate extracted power for user defined forces. <text:s/>Hydrodynamic forces are not considered something that the body can </text:span><text:span text:style-name="T9">extract </text:span><text:span text:style-name="T8">power through. <text:s/>Rather, hydrodynamic forces </text:span><text:span text:style-name="T9">impart</text:span><text:span text:style-name="T10"> power to the body.</text:span></text:p>
      <text:h text:style-name="P30" text:outline-level="1"><text:span text:style-name="T3">Variable</text:span> Dependencies</text:h>
      <text:p text:style-name="P8">The <text:span text:style-name="T7">relative efficiency </text:span>depend<text:span text:style-name="T11">s</text:span> on the following elements.</text:p>
      <text:list xml:id="list3942801772" text:style-name="L1">
        <text:list-item>
          <text:p text:style-name="P38">The body selected.</text:p>
        </text:list-item>
        <text:list-item>
          <text:p text:style-name="P38"><text:soft-page-break/>Global wave frequency.</text:p>
        </text:list-item>
        <text:list-item>
          <text:p text:style-name="P38">Global wave spectrum.</text:p>
        </text:list-item>
        <text:list-item>
          <text:p text:style-name="P38">Global wave direction.</text:p>
        </text:list-item>
        <text:list-item>
          <text:p text:style-name="P38">Body heading.</text:p>
        </text:list-item>
        <text:list-item>
          <text:p text:style-name="P38">Influences of all reactive and active forces.</text:p>
        </text:list-item>
        <text:list-item>
          <text:p text:style-name="P39">The motion model selected.</text:p>
        </text:list-item>
        <text:list-item>
          <text:p text:style-name="P37">The capture width.</text:p>
        </text:list-item>
        <text:list-item>
          <text:p text:style-name="P37">The specified physical width of the device.</text:p>
        </text:list-item>
      </text:list>
      <text:h text:style-name="P29" text:outline-level="1">Derivation</text:h>
      <text:p text:style-name="P7"><text:span text:style-name="T7">The relative efficiency is the capture width, divided by the physical width of the body. (</text:span><text:span text:style-name="T7"><text:sequence-ref text:reference-format="category-and-value" text:ref-name="refEquation0">Equation 4.1</text:sequence-ref></text:span><text:span text:style-name="T7">)</text:span></text:p>
      <text:p text:style-name="P36"><draw:frame draw:style-name="fr1" draw:name="Object1" text:anchor-type="as-char" svg:width="0.5626in" svg:height="0.33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7">Equation </text:span><text:span text:style-name="T7"><text:sequence text:ref-name="refEquation0" text:name="Equation" text:formula="ooow:Equation+1" style:num-format="1">4.1</text:sequence></text:span></text:p>
      <text:p text:style-name="P27">Variables:</text:p>
      <text:p text:style-name="DocVariableDef"><text:span text:style-name="T7"><draw:frame draw:style-name="fr1" draw:name="Object2" text:anchor-type="as-char" svg:width="0.3181in" svg:height="0.096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<text:tab/>Capture width.</text:span></text:p>
      <text:p text:style-name="DocVariableDef"><text:span text:style-name="T7">L</text:span><text:span text:style-name="T12">b</text:span><text:span text:style-name="T17">= <text:tab/>Relevant physical width of the body.</text:span></text:p>
      <text:p text:style-name="P25"/>
      <text:p text:style-name="P26">This relative efficiency is frequently greater than 100% and varies with body encountered frequency.</text:p>
      <text:h text:style-name="P31" text:outline-level="1">Application to Custom Motion Models</text:h>
      <text:p text:style-name="P9"><text:span text:style-name="T29">The average power extracted gets calculated from the output for average power extracted. <text:s/>And the wave power available does not depend on the motion model. <text:s/></text:span>Because of this, the <text:span text:style-name="T7">relative efficiency </text:span><text:span text:style-name="T30">is </text:span>accurate for any motion model specified, including any custom motion models.</text:p>
      <text:h text:style-name="P31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3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4" text:outline-level="3"><text:soft-page-break/>RAO Normalization</text:h>
      <text:p text:style-name="P10"><text:span text:style-name="T31">The response amplitude operator is calculated through dividing the </text:span><text:span text:style-name="T36">relative efficiency </text:span><text:span text:style-name="T31">by the wave amplitude, calculated in the </text:span><text:span text:style-name="T33">body coordinate system, using the body encounter spectrum</text:span><text:span text:style-name="T31">. <text:s/></text:span><text:span text:style-name="T32">(</text:span><text:span text:style-name="T32"><text:sequence-ref text:reference-format="category-and-value" text:ref-name="refEquation1">Equation 6.1</text:sequence-ref></text:span><text:span text:style-name="T32">)</text:span></text:p>
      <text:p text:style-name="P13"><draw:frame draw:style-name="fr1" draw:name="Object12" text:anchor-type="as-char" svg:width="1.072in" svg:height="0.356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7"><text:span text:style-name="T30">Equation </text:span><text:span text:style-name="T30"><text:sequence text:ref-name="refEquation1" text:name="Equation" text:formula="ooow:Equation+1" style:num-format="1">6.1</text:sequence></text:span></text:p>
      <text:p text:style-name="P18">Variables:</text:p>
      <text:p text:style-name="P19">b = <text:tab/>Index of the body specified.</text:p>
      <text:p text:style-name="P18"><text:span text:style-name="T35">η</text:span><text:span text:style-name="T16">r</text:span> = <text:tab/><text:span text:style-name="T36">Relative efficiency</text:span><text:span text:style-name="T32">.</text:span></text:p>
      <text:p text:style-name="P21"><text:span text:style-name="T34">ζ</text:span><text:span text:style-name="T14">0</text:span><text:span text:style-name="T15">b</text:span><text:span text:style-name="T19"> = <text:tab/>Amplitude of the wave, in the </text:span><text:span text:style-name="T20">body </text:span><text:span text:style-name="T19">coordinate system.</text:span></text:p>
      <text:h text:style-name="P35" text:outline-level="3">RAO Application</text:h>
      <text:p text:style-name="P14">The RAO can be applied with simply multiplying by the wave amplitude. <text:span text:style-name="T37">(</text:span><text:span text:style-name="T37"><text:sequence-ref text:reference-format="category-and-value" text:ref-name="refEquation2">Equation 6.2</text:sequence-ref></text:span><text:span text:style-name="T37">)</text:span></text:p>
      <text:p text:style-name="P14"><draw:frame draw:style-name="fr1" draw:name="Object13" text:anchor-type="as-char" svg:width="1.2063in" svg:height="0.213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7"><text:span text:style-name="T33">Equation </text:span><text:span text:style-name="T33"><text:sequence text:ref-name="refEquation2" text:name="Equation" text:formula="ooow:Equation+1" style:num-format="1">6.2</text:sequence></text:span></text:p>
      <text:p text:style-name="P19">Variables:</text:p>
      <text:p text:style-name="P19">b = <text:tab/>Index of the body specified.</text:p>
      <text:p text:style-name="P21"><text:span text:style-name="T31"><draw:frame draw:style-name="fr1" draw:name="Object4" text:anchor-type="as-char" svg:width="0.8425in" svg:height="0.213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"> <text:tab/></text:span><text:span text:style-name="T33">Response amplitude operator </text:span><text:span text:style-name="T30">to convert from incident wave amplitude, in the body coordinate system, over to the </text:span><text:span text:style-name="T36">relative efficiency</text:span><text:span text:style-name="T30">.</text:span></text:p>
      <text:p text:style-name="P21"><text:span text:style-name="T34">ζ</text:span><text:span text:style-name="T14">0</text:span><text:span text:style-name="T15">b</text:span><text:span text:style-name="T19"> = <text:tab/>Amplitude of the wave, in the </text:span><text:span text:style-name="T20">body </text:span><text:span text:style-name="T19">coordinate system.</text:span></text:p>
      <text:p text:style-name="P20"/>
      <text:p text:style-name="P16"><text:span text:style-name="T21">Sometimes, it is more convenient to apply the RAO directly to the wave energy spectrum. <text:s/>There are two wave energy spectra to select from: <text:s/>the body encounter spectrum, and the global wave spectrum. <text:s/></text:span><text:span text:style-name="T21"><text:sequence-ref text:reference-format="category-and-value" text:ref-name="refEquation3">Equation 6.3</text:sequence-ref></text:span><text:span text:style-name="T21"> shows application of the global wave spectrum. <text:s/>This includes </text:span><text:span text:style-name="T18">application of an additional RAO to convert from the global wave spectrum to the body encounter spectrum. <text:s text:c="3"/></text:span><text:span text:style-name="T22">The output from this calculation is the spectral energy density of the </text:span><text:span text:style-name="T26">relative efficiency</text:span><text:span text:style-name="T24">.</text:span></text:p>
      <text:p text:style-name="P15"><draw:frame draw:style-name="fr1" draw:name="Object14" text:anchor-type="as-char" svg:width="2.8638in" svg:height="0.257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<text:span text:style-name="T21">Equation </text:span><text:span text:style-name="T21"><text:sequence text:ref-name="refEquation3" text:name="Equation" text:formula="ooow:Equation+1" style:num-format="1">6.3</text:sequence></text:span></text:p>
      <text:p text:style-name="P23">Variables:</text:p>
      <text:p text:style-name="P24"><text:span text:style-name="T19"><draw:frame draw:style-name="fr1" draw:name="Object5" text:anchor-type="as-char" svg:width="0.8425in" svg:height="0.213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9"> <text:tab/><text:tab/></text:span><text:span text:style-name="T20">Response amplitude operator </text:span><text:span text:style-name="T23">to convert from incident wave amplitude, in the body coordinate system, over <text:tab/>to the </text:span><text:span text:style-name="T25">capture width</text:span><text:span text:style-name="T23">.</text:span><text:span text:style-name="T18"><text:tab/></text:span></text:p>
      <text:p text:style-name="P24"><text:span text:style-name="T18"><draw:frame draw:style-name="fr1" draw:name="Object15" text:anchor-type="as-char" svg:width="1.1264in" svg:height="0.212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8"><text:tab/>RAO to convert from global wave spectrum to body encountered spectrum.</text:span></text:p>
      <text:p text:style-name="P22"><text:span text:style-name="T18">S(</text:span><text:span text:style-name="T27">ω</text:span><text:span text:style-name="T13">G</text:span><text:span text:style-name="T18">) = <text:tab/><text:tab/>Global wave spectrum, spectral energy density.</text:span></text:p>
      <text:h text:style-name="P33" text:outline-level="2">RAO Units</text:h>
      <text:p text:style-name="P11">The units of the resulting RAO output can become very confusing, depending on how the RAO gets calculated. <text:s/>This section clarifies by clearly stating the units for each RAO.</text:p>
      <text:p text:style-name="P12"><text:span text:style-name="T37">The RAO for relative efficiency has units of m</text:span><text:span text:style-name="T38">-1</text:span><text:span text:style-name="T28">. (</text:span><text:span text:style-name="T28"><text:sequence-ref text:reference-format="category-and-value" text:ref-name="refEquation4">Equation 6.4</text:sequence-ref></text:span><text:span text:style-name="T28">)</text:span></text:p>
      <text:p text:style-name="P40"><draw:frame draw:style-name="fr1" draw:name="Object3" text:anchor-type="as-char" svg:width="1.9898in" svg:height="0.3929in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28">Equation </text:span><text:span text:style-name="T28"><text:sequence text:ref-name="refEquation4" text:name="Equation" text:formula="ooow:Equation+1" style:num-format="1">6.4</text:sequence></text:span></text:p>
      <text:p text:style-name="P28">Variables:</text:p>
      <text:p text:style-name="P28">m = <text:tab/>Meters (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8_efficiency_relative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8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08:37:54</meta:creation-date>
    <meta:editing-cycles>5</meta:editing-cycles>
    <meta:editing-duration>PT14M23S</meta:editing-duration>
    <dc:description>Calculation of relative efficiency.</dc:description>
    <dc:subject>T04-0050.0008</dc:subject>
    <dc:title>Relative Efficiency</dc:title>
    <dc:date>2014-04-20T10:40:31</dc:date>
    <meta:document-statistic meta:table-count="0" meta:image-count="0" meta:object-count="9" meta:page-count="3" meta:paragraph-count="68" meta:word-count="874" meta:character-count="5480" meta:non-whitespace-character-count="46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o stretchy="false">η</mo>
          <mi>r</mi>
        </msub>
        <mo stretchy="false">=</mo>
        <mfrac>
          <mo stretchy="false">κ</mo>
          <msub>
            <mi>L</mi>
            <mi>b</mi>
          </msub>
        </mfrac>
      </mrow>
    </mrow>
    <annotation encoding="StarMath 5.0">%eta_r = %kappa over L_b</annotation>
  </semantics>
</math>
</file>

<file path=Object 2/content.xml><?xml version="1.0" encoding="utf-8"?>
<math xmlns="http://www.w3.org/1998/Math/MathML">
  <semantics>
    <mrow>
      <mrow>
        <mo stretchy="false">κ</mo>
        <mo stretchy="false">=</mo>
        <mi/>
      </mrow>
    </mrow>
    <annotation encoding="StarMath 5.0">%kappa = ~</annotation>
  </semantics>
</math>
</file>

<file path=Object 3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o stretchy="false">η</mo>
              <mi>r</mi>
            </msub>
          </mrow>
          <mo stretchy="false">)</mo>
        </mrow>
        <mo stretchy="false">=</mo>
        <mfrac>
          <msub>
            <mo stretchy="false">η</mo>
            <mi>r</mi>
          </msub>
          <msub>
            <mo stretchy="false">ζ</mo>
            <mn>0b</mn>
          </msub>
        </mfrac>
      </mrow>
    </mrow>
    <annotation encoding="StarMath 5.0">RAO(%eta_r) = %eta_r over %zeta_0b</annotation>
  </semantics>
</math>
</file>

<file path=Object 4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row>
                    <mo stretchy="false">(</mo>
                    <mrow>
                      <msub>
                        <mo stretchy="false">η</mo>
                        <mi>r</mi>
                      </msub>
                    </mrow>
                    <mo stretchy="false">)</mo>
                  </mrow>
                </mrow>
              </mfenced>
              <mi mathvariant="italic">units</mi>
            </msub>
            <mo stretchy="false">=</mo>
            <mfrac>
              <mtext>%</mtext>
              <mi>m</mi>
            </mfrac>
          </mrow>
          <mo stretchy="false">=</mo>
          <mfrac>
            <mn>1</mn>
            <mi>m</mi>
          </mfrac>
        </mrow>
        <mo stretchy="false">=</mo>
        <msup>
          <mi>m</mi>
          <mrow>
            <mo stretchy="false">−</mo>
            <mn>1</mn>
          </mrow>
        </msup>
      </mrow>
    </mrow>
    <annotation encoding="StarMath 5.0">left [ RAO(%eta_r) right ]_units = "%" over m = 1 over m = m^-1</annotation>
  </semantics>
</math>
</file>

<file path=Object 5/content.xml><?xml version="1.0" encoding="utf-8"?>
<math xmlns="http://www.w3.org/1998/Math/MathML">
  <semantics>
    <mrow>
      <mrow>
        <msub>
          <mo stretchy="false">η</mo>
          <mi>r</mi>
        </msub>
        <mo stretchy="false">=</mo>
        <mi mathvariant="italic">RAO</mi>
      </mrow>
      <mrow>
        <mo stretchy="false">(</mo>
        <mrow>
          <msub>
            <mo stretchy="false">η</mo>
            <mi>r</mi>
          </msub>
        </mrow>
        <mo stretchy="false">)</mo>
      </mrow>
      <msub>
        <mo stretchy="false">ζ</mo>
        <mi mathvariant="italic">ob</mi>
      </msub>
    </mrow>
    <annotation encoding="StarMath 5.0">%eta_r = RAO(%eta_r) %zeta_ob</annotation>
  </semantics>
</math>
</file>

<file path=Object 6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o stretchy="false">η</mo>
              <mi>r</mi>
            </msub>
          </mrow>
          <mo stretchy="false">)</mo>
        </mrow>
        <mo stretchy="false">=</mo>
        <mi/>
      </mrow>
    </mrow>
    <annotation encoding="StarMath 5.0">RAO(%eta_r) = ~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sub>
              <mo stretchy="false">η</mo>
              <mi>r</mi>
            </msub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sub>
                      <mo stretchy="false">η</mo>
                      <mi>r</mi>
                    </msub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%eta_r) = left ( RAO left ( %eta_r right ) right )^2 cdot left [ RAO(S(%omega_G)) cdot S(%omega_G) right ]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o stretchy="false">η</mo>
              <mi>r</mi>
            </msub>
          </mrow>
          <mo stretchy="false">)</mo>
        </mrow>
        <mo stretchy="false">=</mo>
        <mi/>
      </mrow>
    </mrow>
    <annotation encoding="StarMath 5.0">RAO(%eta_r) = ~</annotation>
  </semantics>
</math>
</file>

<file path=Object 9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